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0e6a8f" officeooo:paragraph-rsid="000e6a8f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e6a8f" officeooo:paragraph-rsid="000e751b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e751b" officeooo:paragraph-rsid="000e751b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fd706" officeooo:paragraph-rsid="000fd70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18648" officeooo:paragraph-rsid="00118648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3f8de" officeooo:paragraph-rsid="0013f8de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5d48b" officeooo:paragraph-rsid="0015d48b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6f144" officeooo:paragraph-rsid="0016f144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8490e" officeooo:paragraph-rsid="0018490e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9d015" officeooo:paragraph-rsid="0019d015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ac28f" officeooo:paragraph-rsid="001ac28f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c16c4" officeooo:paragraph-rsid="001c16c4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dfdc6" officeooo:paragraph-rsid="001dfdc6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f9210" officeooo:paragraph-rsid="001f9210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232a15" officeooo:paragraph-rsid="00232a15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0e6a8f" officeooo:paragraph-rsid="000e6a8f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e6a8f" officeooo:paragraph-rsid="000e751b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0e6a8f" officeooo:paragraph-rsid="000e751b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0e751b" officeooo:paragraph-rsid="000e751b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0e751b" officeooo:paragraph-rsid="000e751b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0fd706" officeooo:paragraph-rsid="000fd706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rsid="000fd706" officeooo:paragraph-rsid="000fd706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118648" officeooo:paragraph-rsid="00118648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118648" officeooo:paragraph-rsid="00118648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13f8de" officeooo:paragraph-rsid="0013f8de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rsid="0015d48b" officeooo:paragraph-rsid="0015d48b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15d48b" officeooo:paragraph-rsid="0015d48b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18490e" officeooo:paragraph-rsid="0018490e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18490e" officeooo:paragraph-rsid="0018490e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19d015" officeooo:paragraph-rsid="0019d015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fo:font-weight="bold" officeooo:rsid="0019d015" officeooo:paragraph-rsid="0019d015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font-weight="bold" officeooo:rsid="001ac28f" officeooo:paragraph-rsid="001ac28f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1c16c4" officeooo:paragraph-rsid="001c16c4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1c16c4" officeooo:paragraph-rsid="001c16c4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1dfdc6" officeooo:paragraph-rsid="001dfdc6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fo:font-weight="bold" officeooo:rsid="001dfdc6" officeooo:paragraph-rsid="001dfdc6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6pt" fo:font-weight="bold" officeooo:paragraph-rsid="000e751b"/>
    </style:style>
    <style:style style:name="P38" style:family="paragraph" style:parent-style-name="Standard">
      <style:paragraph-properties fo:text-align="start" style:justify-single-word="false"/>
      <style:text-properties fo:font-size="16pt" fo:font-weight="bold" officeooo:rsid="000e751b" officeooo:paragraph-rsid="000e751b"/>
    </style:style>
    <style:style style:name="P39" style:family="paragraph" style:parent-style-name="Standard">
      <style:paragraph-properties fo:text-align="start" style:justify-single-word="false"/>
      <style:text-properties fo:font-size="16pt" fo:font-weight="bold" officeooo:rsid="00232a15" officeooo:paragraph-rsid="00232a15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232a15" officeooo:paragraph-rsid="00232a15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officeooo:paragraph-rsid="00232a15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font-size="14pt" fo:font-weight="bold" officeooo:rsid="000e6a8f" officeooo:paragraph-rsid="000e6a8f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213225" officeooo:paragraph-rsid="00213225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232a15" officeooo:paragraph-rsid="00232a15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2474f4" officeooo:paragraph-rsid="002474f4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2641a3" officeooo:paragraph-rsid="002641a3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officeooo:paragraph-rsid="0013f8de"/>
    </style:style>
    <style:style style:name="P48" style:family="paragraph" style:parent-style-name="Standard">
      <style:paragraph-properties fo:text-align="start" style:justify-single-word="false"/>
      <style:text-properties officeooo:paragraph-rsid="00213225"/>
    </style:style>
    <style:style style:name="P49" style:family="paragraph" style:parent-style-name="Standard">
      <style:paragraph-properties fo:text-align="center" style:justify-single-word="false"/>
      <style:text-properties fo:color="#000000" fo:font-size="14pt" officeooo:rsid="000e6a8f" officeooo:paragraph-rsid="000e6a8f" style:font-size-asian="12.25pt" style:font-size-complex="14pt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213225" officeooo:paragraph-rsid="00213225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213225" officeooo:paragraph-rsid="00213225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weight="bold" officeooo:rsid="00232a15" officeooo:paragraph-rsid="00232a15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232a15" officeooo:paragraph-rsid="00232a15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bold" officeooo:rsid="002474f4" officeooo:paragraph-rsid="002474f4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weight="bold" officeooo:rsid="002641a3" officeooo:paragraph-rsid="002641a3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2641a3" officeooo:paragraph-rsid="002641a3" style:font-weight-asian="bold" style:font-weight-complex="bold"/>
    </style:style>
    <style:style style:name="T1" style:family="text">
      <style:text-properties officeooo:rsid="000e6a8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size-asian="14pt" style:font-weight-asian="normal" style:font-size-complex="16pt" style:font-weight-complex="normal"/>
    </style:style>
    <style:style style:name="T4" style:family="text">
      <style:text-properties fo:font-weight="normal" officeooo:rsid="000e751b" style:font-size-asian="14pt" style:font-weight-asian="normal" style:font-size-complex="16pt" style:font-weight-complex="normal"/>
    </style:style>
    <style:style style:name="T5" style:family="text">
      <style:text-properties officeooo:rsid="000e751b"/>
    </style:style>
    <style:style style:name="T6" style:family="text">
      <style:text-properties fo:font-size="16pt" fo:font-weight="normal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3f8de" style:font-size-asian="14pt" style:font-weight-asian="normal" style:font-size-complex="16pt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000000" style:font-name="Liberation Serif" fo:letter-spacing="normal" fo:font-style="normal" style:font-size-asian="16pt"/>
    </style:style>
    <style:style style:name="T11" style:family="text">
      <style:text-properties fo:font-variant="normal" fo:text-transform="none" fo:color="#000000" style:font-name="Liberation Serif" fo:letter-spacing="normal" fo:font-style="normal" officeooo:rsid="00118648" style:font-size-asian="16pt"/>
    </style:style>
    <style:style style:name="T12" style:family="text">
      <style:text-properties fo:font-variant="normal" fo:text-transform="none" fo:color="#000000" style:font-name="Liberation Serif" fo:letter-spacing="normal" fo:font-style="normal" officeooo:rsid="001ac28f" style:font-size-asian="16pt"/>
    </style:style>
    <style:style style:name="T13" style:family="text">
      <style:text-properties fo:font-variant="normal" fo:text-transform="none" fo:color="#000000" style:font-name="Liberation Serif" fo:letter-spacing="normal" fo:font-style="normal" fo:font-weight="normal" style:font-size-asian="16pt" style:font-weight-asian="normal" style:font-weight-complex="normal"/>
    </style:style>
    <style:style style:name="T14" style:family="text">
      <style:text-properties fo:font-variant="normal" fo:text-transform="none" fo:color="#000000" style:font-name="Liberation Serif" fo:font-size="16pt" fo:letter-spacing="normal" fo:font-style="normal" fo:font-weight="normal" officeooo:rsid="0013f8de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fo:color="#000000" style:font-name="Liberation Serif" fo:font-size="16pt" fo:letter-spacing="normal" fo:font-style="normal" fo:font-weight="normal" officeooo:rsid="0013f8de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6pt" fo:letter-spacing="normal" fo:font-weight="normal" officeooo:rsid="0013f8de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000000" style:text-position="0% 100%" style:font-name="Liberation Serif" fo:letter-spacing="normal" fo:font-style="normal" fo:font-weight="normal" style:font-size-asian="16pt" style:font-weight-asian="normal" style:font-weight-complex="normal"/>
    </style:style>
    <style:style style:name="T18" style:family="text">
      <style:text-properties fo:font-variant="normal" fo:text-transform="none" fo:color="#000000" style:text-position="0% 100%" style:font-name="Liberation Serif" fo:letter-spacing="normal" fo:font-style="normal" style:font-size-asian="16pt"/>
    </style:style>
    <style:style style:name="T19" style:family="text">
      <style:text-properties fo:font-variant="normal" fo:text-transform="none" fo:color="#000000" style:text-position="0% 100%" style:font-name="Liberation Serif" fo:font-size="16pt" fo:letter-spacing="normal" fo:font-style="normal" fo:font-weight="normal" officeooo:rsid="00213225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fo:color="#000000" style:text-position="0% 100%" style:font-name="Liberation Serif" fo:font-size="16pt" fo:letter-spacing="normal" fo:font-style="normal" fo:font-weight="normal" style:font-size-asian="16pt" style:font-size-complex="16pt"/>
    </style:style>
    <style:style style:name="T21" style:family="text">
      <style:text-properties fo:font-variant="normal" fo:text-transform="none" fo:color="#000000" style:text-position="0% 100%" style:font-name="Liberation Serif" fo:font-size="16pt" fo:letter-spacing="normal" fo:font-style="normal" fo:font-weight="normal" officeooo:rsid="00213225" style:font-size-asian="16pt" style:font-size-complex="16pt"/>
    </style:style>
    <style:style style:name="T22" style:family="text">
      <style:text-properties fo:font-variant="normal" fo:text-transform="none" fo:color="#000000" style:text-position="0% 100%" style:font-name="Liberation Serif" fo:font-size="16pt" fo:letter-spacing="normal" fo:font-style="normal" style:font-size-asian="16pt" style:font-size-complex="16pt"/>
    </style:style>
    <style:style style:name="T23" style:family="text">
      <style:text-properties fo:font-variant="normal" fo:text-transform="none" fo:color="#000000" style:text-position="0% 100%" style:font-name="Liberation Serif" fo:font-size="16pt" fo:letter-spacing="normal" fo:font-style="normal" officeooo:rsid="001e28f1" style:font-size-asian="16pt" style:font-size-complex="16pt"/>
    </style:style>
    <style:style style:name="T24" style:family="text">
      <style:text-properties fo:font-variant="normal" fo:text-transform="none" fo:color="#000000" style:text-position="0% 100%" style:font-name="Liberation Serif" fo:font-size="16pt" fo:letter-spacing="normal" fo:font-style="normal" officeooo:rsid="002036cb" style:font-size-asian="16pt" style:font-size-complex="16pt"/>
    </style:style>
    <style:style style:name="T25" style:family="text">
      <style:text-properties fo:font-variant="normal" fo:text-transform="none" fo:color="#000000" style:text-position="0% 100%" style:font-name="Liberation Serif" fo:font-size="16pt" fo:letter-spacing="normal" fo:font-style="normal" officeooo:rsid="0022278d" style:font-size-asian="16pt" style:font-size-complex="16pt"/>
    </style:style>
    <style:style style:name="T26" style:family="text">
      <style:text-properties fo:font-variant="normal" fo:text-transform="none" fo:color="#000000" style:text-position="0% 100%" style:font-name="Liberation Serif" fo:font-size="16pt" fo:letter-spacing="normal" fo:font-style="normal" fo:font-weight="bold" style:font-size-asian="16pt" style:font-weight-asian="bold" style:font-size-complex="16pt" style:font-weight-complex="bold"/>
    </style:style>
    <style:style style:name="T27" style:family="text">
      <style:text-properties officeooo:rsid="00118648"/>
    </style:style>
    <style:style style:name="T28" style:family="text">
      <style:text-properties style:font-name="Liberation Serif" fo:font-size="16pt" fo:font-weight="normal" officeooo:rsid="0013f8de" style:font-size-asian="16pt" style:font-weight-asian="normal" style:font-size-complex="16pt" style:font-weight-complex="normal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01e28f1"/>
    </style:style>
    <style:style style:name="T31" style:family="text">
      <style:text-properties style:text-position="0% 100%" officeooo:rsid="00232a15"/>
    </style:style>
    <style:style style:name="T32" style:family="text">
      <style:text-properties style:text-position="0% 100%" officeooo:rsid="002036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8">Select <text:s/>Query</text:span><text:span text:style-name="T9"> </text:span></text:p>
      <text:p text:style-name="P42"/>
      <text:p text:style-name="P1">1 . <text:span text:style-name="T27">s</text:span>elect column_name, column_name from table_name ;</text:p>
      <text:p text:style-name="P1">2 . <text:span text:style-name="T27">s</text:span>elect * from table_name;</text:p>
      <text:p text:style-name="P1"/>
      <text:p text:style-name="P16">Description </text:p>
      <text:p text:style-name="P1">1 . This query gives you data from the table which column you selected.</text:p>
      <text:p text:style-name="P2">2. <text:s/>This query gives you all data from the table you selected.</text:p>
      <text:p text:style-name="P2"/>
      <text:p text:style-name="P19">Example :</text:p>
      <text:p text:style-name="P37"><text:span text:style-name="T4">1. select CustomerName,city frm Customers ;</text:span></text:p>
      <text:p text:style-name="P38"><text:span text:style-name="T3">2. select * from Customers;</text:span></text:p>
      <text:p text:style-name="P38"><text:span text:style-name="T3"/></text:p>
      <text:p text:style-name="P18"><text:span text:style-name="T5">Distinct</text:span> <text:span text:style-name="T5">Query </text:span></text:p>
      <text:p text:style-name="P42"><text:span text:style-name="T2"/></text:p>
      <text:p text:style-name="P2"><text:span text:style-name="T5">1. s</text:span>elect <text:span text:style-name="T5">distinct</text:span> column_name, column_name from table_name ;</text:p>
      <text:p text:style-name="P2"><text:span text:style-name="T6"/></text:p>
      <text:p text:style-name="P17">Description </text:p>
      <text:p text:style-name="P3">1. This query will never give you duplicate data from the table that you selected.</text:p>
      <text:p text:style-name="P3"/>
      <text:p text:style-name="P19">Example :</text:p>
      <text:p text:style-name="P3">1. select distinct City from Customers ;</text:p>
      <text:p text:style-name="P3"/>
      <text:p text:style-name="P20">Where Query </text:p>
      <text:p text:style-name="P19"/>
      <text:p text:style-name="P3">1. <text:s/><text:span text:style-name="T1">Select column_name, column_name from table_name </text:span>where column_name operator value<text:span text:style-name="T1">;</text:span></text:p>
      <text:p text:style-name="P3"/>
      <text:p text:style-name="P19">Description : </text:p>
      <text:p text:style-name="P3">1. <text:s/>This query will give you selected data which fulfill the condition which is written after the where clause</text:p>
      <text:p text:style-name="P3"/>
      <text:p text:style-name="P19">Example : </text:p>
      <text:p text:style-name="P3">1. select * from Customers where Country = '' Bangladesh '' ;</text:p>
      <text:p text:style-name="P3"/>
      <text:p text:style-name="P21"/>
      <text:p text:style-name="P21"/>
      <text:p text:style-name="P21"/>
      <text:p text:style-name="P21"><text:soft-page-break/>And Or Query</text:p>
      <text:p text:style-name="P21"/>
      <text:p text:style-name="P4">1. select * from table_name where column_name operator value and column_name operator value ;</text:p>
      <text:p text:style-name="P4">2. select * from table_name where column_name operator value or column_name operator value ;</text:p>
      <text:p text:style-name="P4"/>
      <text:p text:style-name="P22">Description : </text:p>
      <text:p text:style-name="P4">1. This query will give you data which fulfill two condition.</text:p>
      <text:p text:style-name="P4">2. <text:s/>This query will give you data which fulfill any of one condition.</text:p>
      <text:p text:style-name="P4"/>
      <text:p text:style-name="P22">Example : </text:p>
      <text:p text:style-name="P5">1. <text:span text:style-name="T5">select * from Customers where Country = '' Bangladesh '' </text:span>and Country '' India '' ;</text:p>
      <text:p text:style-name="P5">2. <text:span text:style-name="T5">select * from Customers where Country = '' Bangladesh '' </text:span>or Country '' India '' ;</text:p>
      <text:p text:style-name="P5"/>
      <text:p text:style-name="P24">Order By Query </text:p>
      <text:p text:style-name="P24"/>
      <text:p text:style-name="P5">1. select column_name , column_name from table_name order by column_name asc,desc ;</text:p>
      <text:p text:style-name="P5"/>
      <text:p text:style-name="P23">Description :</text:p>
      <text:p text:style-name="P23"><text:span text:style-name="T2">1. This will give you sorted data ascending or descending order.</text:span></text:p>
      <text:p text:style-name="P23"><text:span text:style-name="T2"/></text:p>
      <text:p text:style-name="P23">Example :<text:span text:style-name="T2"> </text:span></text:p>
      <text:p text:style-name="P23"><text:span text:style-name="T2">1. select * from Customer order by County asc ;</text:span></text:p>
      <text:p text:style-name="P23"><text:span text:style-name="T2">2. select * from Customer order by Country desc ;</text:span></text:p>
      <text:p text:style-name="P23"><text:span text:style-name="T2">3. select * from Customer order by Country , CustomerName;</text:span></text:p>
      <text:p text:style-name="P23"><text:span text:style-name="T2">4. select * from Customer order by Country asc, CustomerName desc;</text:span></text:p>
      <text:p text:style-name="P23"><text:span text:style-name="T2"/></text:p>
      <text:p text:style-name="P24">Insert Query</text:p>
      <text:p text:style-name="P24"/>
      <text:p text:style-name="P5">1. insert into table_name values (value1, value2,……..) ;</text:p>
      <text:p text:style-name="P5">2. insert into table_name (column_name,column_name,……) values (value1, value2, value3) ;</text:p>
      <text:p text:style-name="P5"/>
      <text:p text:style-name="P23"/>
      <text:p text:style-name="P23"/>
      <text:p text:style-name="P23"><text:soft-page-break/>Description :</text:p>
      <text:p text:style-name="P5">1. This query insert data into the table.</text:p>
      <text:p text:style-name="P5">2. This query also inset the data into the table but the difference is it specifies both the column name and the values.</text:p>
      <text:p text:style-name="P5"/>
      <text:p text:style-name="P23">Example :</text:p>
      <text:p text:style-name="P5">1. inset into Customers (CustomerName, Country) values (''Mijanur Rahaman '' , '' Bangladesh '') ;</text:p>
      <text:p text:style-name="P5"/>
      <text:p text:style-name="P25">Update Query :</text:p>
      <text:p text:style-name="P25"/>
      <text:p text:style-name="P47"><text:span text:style-name="T7">1. update</text:span><text:span text:style-name="T14"> </text:span><text:span text:style-name="Emphasis"><text:span text:style-name="T15">table_name set column1 </text:span></text:span><text:span text:style-name="T14">= </text:span><text:span text:style-name="Emphasis"><text:span text:style-name="T15">value1</text:span></text:span><text:span text:style-name="T14">, </text:span><text:span text:style-name="Emphasis"><text:span text:style-name="T15">column2 </text:span></text:span><text:span text:style-name="T14">= </text:span><text:span text:style-name="Emphasis"><text:span text:style-name="T15">value2</text:span></text:span><text:span text:style-name="T14">,...</text:span><text:span text:style-name="T28"><text:line-break/>where</text:span><text:span text:style-name="T14"> </text:span><text:span text:style-name="Emphasis"><text:span text:style-name="T15">some</text:span></text:span><text:span text:style-name="Emphasis"><text:span text:style-name="T16">_</text:span></text:span><text:span text:style-name="Emphasis"><text:span text:style-name="T15">column </text:span></text:span><text:span text:style-name="T14">= </text:span><text:span text:style-name="Emphasis"><text:span text:style-name="T15">some</text:span></text:span><text:span text:style-name="Emphasis"><text:span text:style-name="T16">_</text:span></text:span><text:span text:style-name="Emphasis"><text:span text:style-name="T15">value</text:span></text:span><text:span text:style-name="T14">;</text:span></text:p>
      <text:p text:style-name="P6"/>
      <text:p text:style-name="P6"><text:span text:style-name="T9">Description</text:span> :</text:p>
      <text:p text:style-name="P6">1. This query will update the data of the table which is selected.</text:p>
      <text:p text:style-name="P6">2. For this query where condition is must.</text:p>
      <text:p text:style-name="P6">3. This query work with the data of the table.</text:p>
      <text:p text:style-name="P6"/>
      <text:p text:style-name="P6"><text:span text:style-name="T9">Example</text:span> : </text:p>
      <text:p text:style-name="P6">1. update<text:span text:style-name="T11"> Customers </text:span><text:span text:style-name="T10">set</text:span><text:span text:style-name="T11"> ContactName='</text:span><text:span text:style-name="T10">''</text:span><text:span text:style-name="T11"> </text:span><text:span text:style-name="T10">Mijanur Rahaman ''</text:span><text:span text:style-name="T11">, City = </text:span><text:span text:style-name="T10">'' Rangpur </text:span><text:span text:style-name="T11">'</text:span><text:span text:style-name="T10">'</text:span><text:span text:style-name="T11"> </text:span><text:span text:style-name="T10">where</text:span><text:span text:style-name="T11"> CustomerName= '</text:span><text:span text:style-name="T10">'</text:span><text:span text:style-name="T11"> </text:span><text:span text:style-name="T10">Rashel Mahmud </text:span><text:span text:style-name="T11">'</text:span><text:span text:style-name="T10">' </text:span><text:span text:style-name="T11">;</text:span></text:p>
      <text:p text:style-name="P6"><text:span text:style-name="T11"/></text:p>
      <text:p text:style-name="P26"><text:span text:style-name="T11">D</text:span><text:span text:style-name="T10">elete query : </text:span></text:p>
      <text:p text:style-name="P26"><text:span text:style-name="T10"/></text:p>
      <text:p text:style-name="P7"><text:span text:style-name="T10">1. delete from table_name where some_column = some_value ;</text:span></text:p>
      <text:p text:style-name="P7"><text:span text:style-name="T10">2. delete from table_name ;</text:span></text:p>
      <text:p text:style-name="P7"><text:span text:style-name="T10">3. delete * from table_name ;</text:span></text:p>
      <text:p text:style-name="P7"><text:span text:style-name="T10"/></text:p>
      <text:p text:style-name="P27"><text:span text:style-name="T10">Description :</text:span></text:p>
      <text:p text:style-name="P7"><text:span text:style-name="T10">1. This query delete a particular row in the table.</text:span></text:p>
      <text:p text:style-name="P7"><text:span text:style-name="T10">2. This query will delete all the data from the table.</text:span></text:p>
      <text:p text:style-name="P7"><text:span text:style-name="T10">3. This query will delete all the data from the table.</text:span></text:p>
      <text:p text:style-name="P8"><text:span text:style-name="T10">4. This query work with the data of the table.</text:span></text:p>
      <text:p text:style-name="P7"><text:span text:style-name="T10"/></text:p>
      <text:p text:style-name="P27"><text:span text:style-name="T10">Example :</text:span></text:p>
      <text:p text:style-name="P7"><text:span text:style-name="T10">1. delete from Customer where CustomerName = '' Mijan '' and ContactName = '' Mim '' ;</text:span></text:p>
      <text:p text:style-name="P7"><text:span text:style-name="T10"/></text:p>
      <text:p text:style-name="P29"><text:soft-page-break/><text:span text:style-name="T10">Limit Query :</text:span></text:p>
      <text:p text:style-name="P29"><text:span text:style-name="T10"/></text:p>
      <text:p text:style-name="P9"><text:span text:style-name="T10">1. select * from table_name limit value ;</text:span></text:p>
      <text:p text:style-name="P9"><text:span text:style-name="T10"/></text:p>
      <text:p text:style-name="P28"><text:span text:style-name="T10">Description :</text:span></text:p>
      <text:p text:style-name="P9"><text:span text:style-name="T10">1. This query will give you top data from your table according to you value in the query.</text:span></text:p>
      <text:p text:style-name="P9"><text:span text:style-name="T10"/></text:p>
      <text:p text:style-name="P28"><text:span text:style-name="T10">Example :</text:span></text:p>
      <text:p text:style-name="P9"><text:span text:style-name="T10">1. select * from Customer limit 10;</text:span></text:p>
      <text:p text:style-name="P9"><text:span text:style-name="T10"/></text:p>
      <text:p text:style-name="P30"><text:span text:style-name="T12">Wildcard</text:span><text:span text:style-name="T10"> Query :</text:span></text:p>
      <text:p text:style-name="P30"><text:span text:style-name="T10"/></text:p>
      <text:p text:style-name="P10"><text:span text:style-name="T10">1. select column_name from table_name where column_name like pattern ;</text:span></text:p>
      <text:p text:style-name="P10"><text:span text:style-name="T10"/></text:p>
      <text:p text:style-name="P31"><text:span text:style-name="T10">Description :</text:span></text:p>
      <text:p text:style-name="P10"><text:span text:style-name="T10">1. This query will give you data which math with the pattern.</text:span></text:p>
      <text:p text:style-name="P10"><text:span text:style-name="T10">2. s% means something start with s.</text:span></text:p>
      <text:p text:style-name="P10"><text:span text:style-name="T10">3. %s means something ends with s.</text:span></text:p>
      <text:p text:style-name="P10"><text:span text:style-name="T10">4. %land% means something containing in the data.</text:span></text:p>
      <text:p text:style-name="P11"><text:span text:style-name="T10">5. ''_land'' means something start with anything but after the first letter it contains land;</text:span></text:p>
      <text:p text:style-name="P11"><text:span text:style-name="T10">6. ''M_j_n '' means start with M but in the _ space there can be anything.</text:span></text:p>
      <text:p text:style-name="P10"><text:span text:style-name="T10"/></text:p>
      <text:p text:style-name="P31"><text:span text:style-name="T10">Example :</text:span></text:p>
      <text:p text:style-name="P31"><text:span text:style-name="T13">1. select * from Customer </text:span><text:span text:style-name="T10"><text:s/></text:span><text:span text:style-name="T17">like %jan% ;</text:span></text:p>
      <text:p text:style-name="P31"><text:span text:style-name="T17">2. select * from Customer not</text:span><text:span text:style-name="T18"> </text:span><text:span text:style-name="T17">like %jan% ;</text:span></text:p>
      <text:p text:style-name="P32"><text:span text:style-name="T17">3. select * from Customer like ''_ijan '' ;</text:span></text:p>
      <text:p text:style-name="P32"><text:span text:style-name="T17">4. select * from Customer like '' M_j_n '' ;</text:span></text:p>
      <text:p text:style-name="P32"><text:span text:style-name="T17"/></text:p>
      <text:p text:style-name="P34"><text:span text:style-name="T18">In Query :</text:span></text:p>
      <text:p text:style-name="P34"><text:span text:style-name="T18"/></text:p>
      <text:p text:style-name="P12"><text:span text:style-name="T18">1. select column_name from table_name where column_name in (value1,value2) ;</text:span></text:p>
      <text:p text:style-name="P12"><text:span text:style-name="T18"/></text:p>
      <text:p text:style-name="P33"><text:span text:style-name="T18">Description :</text:span></text:p>
      <text:p text:style-name="P12"><text:span text:style-name="T18">1. This query will give you data where name contains value1 , value2.</text:span></text:p>
      <text:p text:style-name="P12"><text:span text:style-name="T18"/></text:p>
      <text:p text:style-name="P33"><text:soft-page-break/><text:span text:style-name="T18">Example :</text:span></text:p>
      <text:p text:style-name="P12"><text:span text:style-name="T18">1. select * from Customer where City in ('' Dahaka '', '' Rangpur '') ;</text:span></text:p>
      <text:p text:style-name="P34"><text:span text:style-name="T18"/></text:p>
      <text:p text:style-name="P35"><text:span text:style-name="T18">Between Query</text:span></text:p>
      <text:p text:style-name="P35"><text:span text:style-name="T18"/></text:p>
      <text:p text:style-name="P13"><text:span text:style-name="T18">1. select column_name from table_name where column_name between value1 and value2 ;</text:span></text:p>
      <text:p text:style-name="P13"><text:span text:style-name="T18"/></text:p>
      <text:p text:style-name="P36"><text:span text:style-name="T18">Description :</text:span></text:p>
      <text:p text:style-name="P13"><text:span text:style-name="T18">1. This query will give you data including value1 and value2 and also the data between them</text:span></text:p>
      <text:p text:style-name="P13"><text:span text:style-name="T18"/></text:p>
      <text:p text:style-name="P36"><text:span text:style-name="T18">Example :</text:span></text:p>
      <text:p text:style-name="P13"><text:span text:style-name="T18">1. select * from Products where Price between 10 and 20 ;</text:span></text:p>
      <text:p text:style-name="P13"><text:span text:style-name="T18">2. select * from Products where Price not between 10 and 20 ;</text:span></text:p>
      <text:p text:style-name="P13"><text:span text:style-name="T18">3. select * from Products where (Price between 10 and 20) and not Category in (1,2,3) ;</text:span></text:p>
      <text:p text:style-name="P14"><text:span text:style-name="T18">4. select * from products where ProductName between '' C '' and '' M '' ;</text:span></text:p>
      <text:p text:style-name="P14"><text:span text:style-name="T18">5. select * from products where ProductName not between '' C '' and '' M '' ;</text:span></text:p>
      <text:p text:style-name="P48"><text:span text:style-name="T19">6. select</text:span><text:span text:style-name="T20"> * </text:span><text:span text:style-name="T21">from</text:span><text:span text:style-name="T20"> Orders </text:span><text:span text:style-name="T21">where</text:span><text:span text:style-name="T20"> OrderDate </text:span><text:span text:style-name="T21">between</text:span><text:span text:style-name="T20"> #07/04/1996# AND #07/09/1996# ;</text:span></text:p>
      <text:p text:style-name="P48"><text:span text:style-name="T20"/></text:p>
      <text:p text:style-name="P50"><text:span text:style-name="T22">Aliases Query</text:span></text:p>
      <text:p text:style-name="P50"><text:span text:style-name="T22"/></text:p>
      <text:p text:style-name="P43"><text:span text:style-name="T22">1. select column_name as alias_name from table_name ;</text:span></text:p>
      <text:p text:style-name="P43"><text:span text:style-name="T22"/></text:p>
      <text:p text:style-name="P51"><text:span text:style-name="T22">Description : </text:span></text:p>
      <text:p text:style-name="P43"><text:span text:style-name="T22">1. This query will give a temporary name of your column.</text:span></text:p>
      <text:p text:style-name="P43"><text:span text:style-name="T22"/></text:p>
      <text:p text:style-name="P43"><text:span text:style-name="T26">Example :</text:span></text:p>
      <text:p text:style-name="P43"><text:span text:style-name="T22">1. select CustomerName as name from Customer ;</text:span></text:p>
      <text:p text:style-name="P43"><text:span text:style-name="T22"/></text:p>
      <text:p text:style-name="P52"><text:span text:style-name="T22">Inner Join Query :</text:span></text:p>
      <text:p text:style-name="P53"><text:span text:style-name="T22"/></text:p>
      <text:p text:style-name="P41"><text:span text:style-name="T31">1. select Customer.CustomerName Order.OrderId from Customer inner join Order on Customer.CustomerId = Order.OrderId ;</text:span></text:p>
      <text:p text:style-name="P41"><text:span text:style-name="T31"/></text:p>
      <text:p text:style-name="P41"><text:span text:style-name="T31"/></text:p>
      <text:p text:style-name="P39"><text:soft-page-break/><text:span text:style-name="T29">Description :</text:span></text:p>
      <text:p text:style-name="P15"><text:span text:style-name="T29">1. This query join two table according to the condition which written on the last.</text:span></text:p>
      <text:p text:style-name="P15"><text:span text:style-name="T29"/></text:p>
      <text:p text:style-name="P39"><text:span text:style-name="T29">Example : </text:span></text:p>
      <text:p text:style-name="P15"><text:span text:style-name="T29">1. select Customer.CustomerName Order.OrderId from Customer inner join Order on Customer.CustomerId = Order.OrderId ;</text:span></text:p>
      <text:p text:style-name="P15"><text:span text:style-name="T29"/></text:p>
      <text:p text:style-name="P40"><text:span text:style-name="T29">Left Inner Join Query </text:span></text:p>
      <text:p text:style-name="P40"><text:span text:style-name="T29"/></text:p>
      <text:p text:style-name="P15"><text:span text:style-name="T29">1. </text:span><text:span text:style-name="T30">select Customers.CustomerName, Orders.OrderId from Customers left </text:span><text:span text:style-name="T32">joi</text:span><text:span text:style-name="T30">n Orders on Customers.CustomerID = Orders.CustomerID;</text:span></text:p>
      <text:p text:style-name="P15"><text:span text:style-name="T30"/></text:p>
      <text:p text:style-name="P39"><text:span text:style-name="T30">D</text:span><text:span text:style-name="T29">escription : </text:span></text:p>
      <text:p text:style-name="P44"><text:span text:style-name="T22">1. This query join two table according to the condition but difference is this query include all data from the left table.</text:span></text:p>
      <text:p text:style-name="P44"><text:span text:style-name="T22"/></text:p>
      <text:p text:style-name="P53"><text:span text:style-name="T22">Example : </text:span></text:p>
      <text:p text:style-name="P44"><text:span text:style-name="T22">1. </text:span><text:span text:style-name="T23">select Customers.CustomerName, Orders.OrderId from Customers left </text:span><text:span text:style-name="T24">joi</text:span><text:span text:style-name="T23">n Orders on Customers.CustomerID = Orders.CustomerID;</text:span></text:p>
      <text:p text:style-name="P44"><text:span text:style-name="T23"/></text:p>
      <text:p text:style-name="P52"><text:span text:style-name="T23">R</text:span><text:span text:style-name="T22">ight Inner Join Query</text:span></text:p>
      <text:p text:style-name="P52"><text:span text:style-name="T22"/></text:p>
      <text:p text:style-name="P44"><text:span text:style-name="T22">1. </text:span><text:span text:style-name="T23">select Customers.CustomerName, Orders.OrderId from Customers </text:span><text:span text:style-name="T24">right</text:span><text:span text:style-name="T23"> join Orders on Customers.CustomerID = Orders.CustomerID ;</text:span></text:p>
      <text:p text:style-name="P44"><text:span text:style-name="T23"/></text:p>
      <text:p text:style-name="P53"><text:span text:style-name="T23">D</text:span><text:span text:style-name="T22">escription :</text:span></text:p>
      <text:p text:style-name="P44"><text:span text:style-name="T22">1. This query join two table according to the condition but difference is this query include all data from the right table.</text:span></text:p>
      <text:p text:style-name="P44"><text:span text:style-name="T22"/></text:p>
      <text:p text:style-name="P52"><text:span text:style-name="T22">Full Join</text:span></text:p>
      <text:p text:style-name="P52"><text:span text:style-name="T22"/></text:p>
      <text:p text:style-name="P44"><text:span text:style-name="T22">1. </text:span><text:span text:style-name="T23">select Customers.CustomerName, Orders.OrderId from Customers </text:span><text:span text:style-name="T25">left</text:span><text:span text:style-name="T23"> join Orders on Customers.CustomerID = Orders.CustomerID </text:span><text:span text:style-name="T25">union </text:span><text:span text:style-name="T23">select Customers.CustomerName, Orders.OrderId from Customers </text:span><text:span text:style-name="T25">right</text:span><text:span text:style-name="T23"> join Orders on Customers.CustomerID = Orders.CustomerID;</text:span></text:p>
      <text:p text:style-name="P44"><text:span text:style-name="T23"/></text:p>
      <text:p text:style-name="P53"><text:span text:style-name="T23"/></text:p>
      <text:p text:style-name="P53"><text:span text:style-name="T23"/></text:p>
      <text:p text:style-name="P53"><text:soft-page-break/><text:span text:style-name="T23">D</text:span><text:span text:style-name="T22">escription :</text:span></text:p>
      <text:p text:style-name="P44"><text:span text:style-name="T22">1. This query join the all data from the two table.</text:span></text:p>
      <text:p text:style-name="P45"><text:span text:style-name="T22">2. We use union as a addition.</text:span></text:p>
      <text:p text:style-name="P44"><text:span text:style-name="T22"/></text:p>
      <text:p text:style-name="P54"><text:span text:style-name="T22">Example :</text:span></text:p>
      <text:p text:style-name="P45"><text:span text:style-name="T22">1. </text:span><text:span text:style-name="T23">select Customers.CustomerName, Orders.OrderId from Customers </text:span><text:span text:style-name="T25">left</text:span><text:span text:style-name="T23"> join Orders on Customers.CustomerID = Orders.CustomerID </text:span><text:span text:style-name="T25">union </text:span><text:span text:style-name="T23">select Customers.CustomerName, Orders.OrderId from Customers </text:span><text:span text:style-name="T25">right</text:span><text:span text:style-name="T23"> join Orders on Customers.CustomerID = Orders.CustomerID;</text:span></text:p>
      <text:p text:style-name="P45"><text:span text:style-name="T23"/></text:p>
      <text:p text:style-name="P55"><text:span text:style-name="T23">U</text:span><text:span text:style-name="T22">nion Query</text:span></text:p>
      <text:p text:style-name="P55"><text:span text:style-name="T22"/></text:p>
      <text:p text:style-name="P46"><text:span text:style-name="T22">1. select column_name from table1 union select column_name from table2 ;</text:span></text:p>
      <text:p text:style-name="P46"><text:span text:style-name="T22">2. select column_name from table1 union all select column_name from table2 ;</text:span></text:p>
      <text:p text:style-name="P46"><text:span text:style-name="T22"/></text:p>
      <text:p text:style-name="P56"><text:span text:style-name="T22">Description :</text:span></text:p>
      <text:p text:style-name="P46"><text:span text:style-name="T22">1. This query add distinct data from the two table.</text:span></text:p>
      <text:p text:style-name="P46"><text:span text:style-name="T22">2. This query add all data (without distinct) data from the two table.</text:span></text:p>
      <text:p text:style-name="P46"><text:span text:style-name="T22"/></text:p>
      <text:p text:style-name="P46"><text:span text:style-name="T26">Example : </text:span><text:span text:style-name="T22"><text:s/></text:span></text:p>
      <text:p text:style-name="P46"><text:span text:style-name="T22">1. select City from Customers union select City from Suppliers order by City ;</text:span></text:p>
      <text:p text:style-name="P46"><text:span text:style-name="T22">2. select City from Customers union all select City from Suppliers order by City 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jan </meta:initial-creator>
    <meta:creation-date>2016-09-27T16:21:40.895801225</meta:creation-date>
    <dc:date>2016-09-27T21:30:10.680516248</dc:date>
    <dc:creator>Mijan </dc:creator>
    <meta:editing-duration>PT2H1M29S</meta:editing-duration>
    <meta:editing-cycles>12</meta:editing-cycles>
    <meta:generator>LibreOffice/5.0.3.2$Linux_x86 LibreOffice_project/00m0$Build-2</meta:generator>
    <meta:document-statistic meta:table-count="0" meta:image-count="0" meta:object-count="0" meta:page-count="7" meta:paragraph-count="141" meta:word-count="1194" meta:character-count="7091" meta:non-whitespace-character-count="6012"/>
  </office:meta>
</office:document-meta>
</file>